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fo:border="0.74pt solid #000000"/>
    </style:style>
    <style:style style:name="ce60" style:family="table-cell" style:parent-style-name="Default">
      <style:table-cell-properties fo:border="0.74pt solid #000000"/>
    </style:style>
    <style:style style:name="ce61" style:family="table-cell" style:parent-style-name="Default">
      <style:table-cell-properties fo:border="0.74pt solid #000000"/>
    </style:style>
    <style:style style:name="ce65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start" fo:margin-left="0.139in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start" fo:margin-left="0.4165in"/>
    </style:style>
    <style:style style:name="ce77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278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80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mpfile!!!</text:p>
          </table:table-cell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rrect stri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…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inimize subproce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3" office:value-type="string" calcext:value-type="string">
            <text:p>Running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71" office:value-type="string" calcext:value-type="string">
            <text:p>C++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71" office:value-type="string" calcext:value-type="string">
            <text:p>Python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File management: temp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ut/Cust copy&amp;past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verif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VerdictOptions: Enu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facto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0" office:value-type="float" office:value="1" calcext:value-type="float">
            <text:p>1</text:p>
          </table:table-cell>
          <table:table-cell table:style-name="ce43" office:value-type="string" calcext:value-type="string">
            <text:p>UploadProblem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Cmd</text:p>
          </table:table-cell>
          <table:table-cell table:style-name="ce61" office:value-type="float" office:value="1" calcext:value-type="float">
            <text:p>1</text:p>
          </table:table-cell>
          <table:table-cell table:style-name="ce43" office:value-type="string" calcext:value-type="string">
            <text:p>UploadSubmission…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 brush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ubmissions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Unify lang numeration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5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get_lang_extension – fix logic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pload_problem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HTML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hoose_protocol_scheme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st radio?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problem_metadata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execution_and_conversion_data.html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mits!</text:p>
          </table:table-cell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pload_specific_protocol_templates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limited_work_spac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inoutfiles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upload_randin_custchecker_template.html 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Form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b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M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E&amp;C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71" office:value-type="string" calcext:value-type="string">
            <text:p>prot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3"/>
          <table:table-cell table:style-name="ce71"/>
          <table:table-cell table:number-columns-repeated="2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Extract limits for submissi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Add limits to execution and conversion 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Enforce limit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table:style-name="ce71" office:value-type="string" calcext:value-type="string">
            <text:p>Return statist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Test!!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62" office:value-type="string" calcext:value-type="string">
            <text:p>QUESTION: TIMEOUT FOR COMPILATION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lit cmd line/conv opt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n as super user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ix path to time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4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s fail on ml=0.01mb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 – submission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))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6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button description to desc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ML displayer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“same goes for out”, instead of “in/out”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table:style-name="ce65" office:value-type="float" office:value="2" calcext:value-type="float">
            <text:p>2</text:p>
          </table:table-cell>
          <table:table-cell office:value-type="string" calcext:value-type="string">
            <text:p>Disallow TL &gt;=20sec or ML &gt;=1GB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Cm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llow TL &gt;=20sec or ML &gt;=1GB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curity from fork-bomb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TestS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rease coupling: general data json</text:p>
          </table:table-cell>
          <table:table-cell table:style-name="ce80"/>
          <table:table-cell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Cmd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submission_wizard.py: lang 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Cmd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Protocol_upload_wizard: scheme 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max limit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1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short aliases for protocol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1-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full names for protoc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choose_scheme.html: full names for protocol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upload_problem_metadata.html: statement extensio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display: statement extensio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process: full names for protocol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specify_execution_and_conversion_data.html: lang 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protocol_upload_wizard/__init__.py: lang code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_upload_problem_process.py: pass_extension: lang_repr_to_extensi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protocol_upload_wizard: lang_code_to_programming_language_data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3">
          <table:table-cell office:value-type="string" calcext:value-type="string">
            <text:p>12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77" office:value-type="string" calcext:value-type="string">
            <text:p>helper: pass_input_to_wizard_general: run.sh → make ru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2.5.2022</text:p>
          </table:table-cell>
          <table:table-cell office:value-type="string" calcext:value-type="string">
            <text:p>Mis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GUMENT TYPES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e requirements.txt for whole project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per_upload_problem_pro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MAST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rocess_problem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ntext manager for to_pass?</text:p>
          </table:table-cell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fill_in_file_to_pas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ntext manager for to_pass?</text:p>
          </table:table-cell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call_correspondent_pass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input_to_problem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UBPAR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problem_meta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define_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execution_and_conversion_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PECIFI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inout_dat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incust_data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randcust_data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lws_data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UBPARTS FOR SPECIFI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multiple_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pass_single_fi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ting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 not skip blank stat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ips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3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out wizard’s work time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: upload sample_… and try out sample files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permission!</text:p>
          </table:table-cell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randcust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permission!</text:p>
          </table:table-cell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ws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extension!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ve test cnt from lws display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ss_input_to_problem_upload_wizard: trim smarter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ve out permission to run checker and rand exe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factor permission handling as a separate functio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ting: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4.5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77" office:value-type="string" calcext:value-type="string">
            <text:p>Not enough permissions to run helpers (incust+randcust)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Wrong keys in json (footerfiles)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4.5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NOT SPECIFY C++ STD</text:p>
          </table:table-cell>
          <table:table-cell table:number-columns-repeated="2"/>
        </table:table-row>
        <table:table-row table:style-name="ro1" table:number-rows-repeated="1048284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35:Sheet1.C135 Sheet1.C141:Sheet1.C149 Sheet1.C151:Sheet1.C155 Sheet1.C167:Sheet1.C170 Sheet1.C172:Sheet1.C173 Sheet1.C108:Sheet1.C133 Sheet1.C176:Sheet1.C223 Sheet1.C225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4:Sheet1.C13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6:Sheet1.C14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50:Sheet1.C15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7:Sheet1.C157 Sheet1.C161:Sheet1.C161 Sheet1.C163:Sheet1.C163 Sheet1.C159:Sheet1.C15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60:Sheet1.C160 Sheet1.C162:Sheet1.C162 Sheet1.C164:Sheet1.C16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6:Sheet1.C156 Sheet1.C158:Sheet1.C15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1:Sheet1.C17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4:Sheet1.C17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5:Sheet1.C17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4:Sheet1.C2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4">00/00/0000</text:date>, <text:time style:data-style-name="N2" text:time-value="17:05:08.7192019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5-14T17:13:29.137773984</dc:date>
    <meta:editing-duration>P5DT22H9M18S</meta:editing-duration>
    <meta:editing-cycles>331</meta:editing-cycles>
    <meta:generator>LibreOffice/7.3.1.3$Linux_X86_64 LibreOffice_project/30$Build-3</meta:generator>
    <meta:document-statistic meta:table-count="1" meta:cell-count="1180" meta:object-count="0"/>
  </office:meta>
</office:document-meta>
</file>